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95fe3"/>
    </style:style>
    <style:style style:name="P2" style:family="paragraph" style:parent-style-name="Standard">
      <style:text-properties fo:color="#168253" style:font-name="AnjaliOldLipi" officeooo:rsid="00195fe3" officeooo:paragraph-rsid="00195fe3"/>
    </style:style>
    <style:style style:name="P3" style:family="paragraph" style:parent-style-name="Standard">
      <style:paragraph-properties fo:text-align="center" style:justify-single-word="false"/>
      <style:text-properties fo:color="#168253" style:font-name="AnjaliOldLipi" officeooo:rsid="00195fe3" officeooo:paragraph-rsid="00195fe3"/>
    </style:style>
    <style:style style:name="P4" style:family="paragraph" style:parent-style-name="Standard">
      <style:text-properties officeooo:rsid="001b10f9" officeooo:paragraph-rsid="001b10f9"/>
    </style:style>
    <style:style style:name="T1" style:family="text">
      <style:text-properties fo:color="#168253" style:font-name="AnjaliOldLipi"/>
    </style:style>
    <style:style style:name="T2" style:family="text">
      <style:text-properties fo:color="#168253" style:font-name="AnjaliOldLipi" officeooo:rsid="00195fe3"/>
    </style:style>
    <style:style style:name="T3" style:family="text">
      <style:text-properties fo:color="#168253" style:font-name="AnjaliOldLipi" officeooo:rsid="001b10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gramação orientada à objetos.</text:p>
      <text:p text:style-name="P2">POO – JS.</text:p>
      <text:p text:style-name="P2"/>
      <text:p text:style-name="P2">Principio: recriar elementos do seu cotidiano em uma estrutura de código;</text:p>
      <text:p text:style-name="P2">Objetivo: trabalhar estruturas limpas e reaproveitáveis;</text:p>
      <text:p text:style-name="P2"/>
      <text:p text:style-name="P2">Existem outros paradigmas de programação.</text:p>
      <text:p text:style-name="P2">POO vem para bater de frente com o paradigma procedural.</text:p>
      <text:p text:style-name="P2"/>
      <text:p text:style-name="P2">Bastante utilizado em alguns processo de concepção de softwares e até mesmo produtos digitais.</text:p>
      <text:p text:style-name="P2"/>
      <text:p text:style-name="P2">ML, analise sist.</text:p>
      <text:p text:style-name="P2">Muito utilizado nesses processos.</text:p>
      <text:p text:style-name="P2"/>
      <text:p text:style-name="P3">4 PILARES</text:p>
      <text:p text:style-name="P2">Herança:</text:p>
      <text:p text:style-name="P2">ex: criei uma classe celular, a partir dessa classe tenho atributos e métodos.</text:p>
      <text:p text:style-name="P2">Um atributo para celular é “cor” com o valor “preto” e um método “fazLigacao”.</text:p>
      <text:p text:style-name="P2">Crio uma nova classe estendendo, crio uma instância nova e faço alteração do atributo cor e adicionando uma propriedade, ou seja, além de fazer ligação ele tira foto.</text:p>
      <text:p text:style-name="P2"/>
      <text:p text:style-name="P2">Polimorfismo:</text:p>
      <text:p text:style-name="P2">Característica de um objeto se passar por outro. Lembrando que o que compõe um objeto é ter atributo(propriedades) e método(funções). </text:p>
      <text:p text:style-name="P1"><text:span text:style-name="T2">Ex: classe celular foi recriada e a partir dela, todos os métodos </text:span><text:span text:style-name="T3">fo</text:span><text:span text:style-name="T2">ram reescritos, classe pai que seria fazer e receber ligações serviria para receber e-mails. </text:span><text:span text:style-name="T3">Isso é polimorfismo dentro da visão da estrutura do POO.</text:span></text:p>
      <text:p text:style-name="P1"><text:span text:style-name="T3"/></text:p>
      <text:p text:style-name="P4"><text:span text:style-name="T1">Encapsulamento:</text:span></text:p>
      <text:p text:style-name="P4"><text:span text:style-name="T1">Ato de você esconder alguns atributos dentro da classe. </text:span></text:p>
      <text:p text:style-name="P4"><text:span text:style-name="T1">Ex: celular. O atributo cor se tornou um atributo privado e todos os filhos a partir dela vão ser da mesma cor. </text:span></text:p>
      <text:p text:style-name="P4"><text:span text:style-name="T1">Conceito poderoso e essencial, traz mais segurança pra nossa aplicação e torna mais robusta.</text:span></text:p>
      <text:p text:style-name="P4"><text:span text:style-name="T1"><text:s/></text:span></text:p>
      <text:p text:style-name="P4"><text:span text:style-name="T1">Abstração:</text:span></text:p>
      <text:p text:style-name="P4"><text:span text:style-name="T1">Ato de criar objetos abstratos e esses objetos abstratos podem criar vários outros.</text:span></text:p>
      <text:p text:style-name="P4"><text:span text:style-name="T1">Ex classe Celular. Ele trata a estrutura do celular, ou seja, o corpo do telefone então, todas as classes criadas a partir dela terão o mesmo corp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000000" style:writing-mode="lr-tb" draw:fill="solid" draw:fill-color="#000000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7T12:46:08.220677794</meta:creation-date>
    <dc:date>2021-08-07T13:03:37.567060104</dc:date>
    <meta:editing-duration>PT6M49S</meta:editing-duration>
    <meta:editing-cycles>1</meta:editing-cycles>
    <meta:document-statistic meta:table-count="0" meta:image-count="0" meta:object-count="0" meta:page-count="1" meta:paragraph-count="25" meta:word-count="261" meta:character-count="1631" meta:non-whitespace-character-count="1389"/>
    <meta:generator>LibreOffice/6.4.7.2$Linux_X86_64 LibreOffice_project/40$Build-2</meta:generator>
  </office:meta>
</office:document-meta>
</file>